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e77aa" officeooo:paragraph-rsid="001e77aa"/>
    </style:style>
    <style:style style:name="P2" style:family="paragraph" style:parent-style-name="Standard">
      <style:text-properties officeooo:rsid="001ec77e" officeooo:paragraph-rsid="001ec77e"/>
    </style:style>
    <style:style style:name="P3" style:family="paragraph" style:parent-style-name="Standard">
      <style:text-properties officeooo:rsid="001ec77e" officeooo:paragraph-rsid="001ed863"/>
    </style:style>
    <style:style style:name="P4" style:family="paragraph" style:parent-style-name="Standard">
      <style:text-properties officeooo:rsid="001ec77e" officeooo:paragraph-rsid="0020501c"/>
    </style:style>
    <style:style style:name="P5" style:family="paragraph" style:parent-style-name="Standard">
      <style:text-properties officeooo:rsid="001ec77e" officeooo:paragraph-rsid="0022e2b3"/>
    </style:style>
    <style:style style:name="P6" style:family="paragraph" style:parent-style-name="Standard">
      <style:text-properties officeooo:rsid="001ec77e" officeooo:paragraph-rsid="002357d3"/>
    </style:style>
    <style:style style:name="P7" style:family="paragraph" style:parent-style-name="Standard">
      <style:text-properties fo:font-style="normal" fo:font-weight="bold" officeooo:rsid="001ec77e" officeooo:paragraph-rsid="001ec77e" style:font-style-asian="normal" style:font-weight-asian="bold" style:font-style-complex="normal" style:font-weight-complex="bold"/>
    </style:style>
    <style:style style:name="P8" style:family="paragraph" style:parent-style-name="Standard">
      <style:text-properties fo:font-weight="bold" officeooo:rsid="001ec77e" officeooo:paragraph-rsid="001ec77e" style:font-weight-asian="bold" style:font-weight-complex="bold"/>
    </style:style>
    <style:style style:name="P9" style:family="paragraph" style:parent-style-name="Standard">
      <style:text-properties fo:font-weight="bold" officeooo:rsid="001ec77e" officeooo:paragraph-rsid="001ed863" style:font-weight-asian="bold" style:font-weight-complex="bold"/>
    </style:style>
    <style:style style:name="P10" style:family="paragraph" style:parent-style-name="Standard">
      <style:text-properties fo:font-weight="bold" officeooo:rsid="0022d134" officeooo:paragraph-rsid="0022d134" style:font-weight-asian="bold" style:font-weight-complex="bold"/>
    </style:style>
    <style:style style:name="P11" style:family="paragraph" style:parent-style-name="Standard">
      <style:text-properties officeooo:rsid="001ed863" officeooo:paragraph-rsid="001ed863"/>
    </style:style>
    <style:style style:name="P12" style:family="paragraph" style:parent-style-name="Standard">
      <style:text-properties officeooo:rsid="001ed863" officeooo:paragraph-rsid="0022d134"/>
    </style:style>
    <style:style style:name="P13" style:family="paragraph" style:parent-style-name="Standard">
      <style:text-properties officeooo:rsid="001ed863" officeooo:paragraph-rsid="002357d3"/>
    </style:style>
    <style:style style:name="P14" style:family="paragraph" style:parent-style-name="Standard">
      <style:text-properties officeooo:rsid="001ed863" officeooo:paragraph-rsid="0020501c"/>
    </style:style>
    <style:style style:name="P15" style:family="paragraph" style:parent-style-name="Standard">
      <style:text-properties officeooo:rsid="001f3109" officeooo:paragraph-rsid="001f3109"/>
    </style:style>
    <style:style style:name="P16" style:family="paragraph" style:parent-style-name="Standard">
      <style:text-properties officeooo:rsid="001f3109" officeooo:paragraph-rsid="0020501c"/>
    </style:style>
    <style:style style:name="P17" style:family="paragraph" style:parent-style-name="Standard">
      <style:text-properties officeooo:rsid="001f3109" officeooo:paragraph-rsid="0022d134"/>
    </style:style>
    <style:style style:name="P18" style:family="paragraph" style:parent-style-name="Standard">
      <style:text-properties fo:color="#3fbe7e" officeooo:rsid="001f3109" officeooo:paragraph-rsid="001f3109"/>
    </style:style>
    <style:style style:name="P19" style:family="paragraph" style:parent-style-name="Standard">
      <style:text-properties fo:color="#3fbe7e" officeooo:rsid="001e77aa" officeooo:paragraph-rsid="001e77aa"/>
    </style:style>
    <style:style style:name="P20" style:family="paragraph" style:parent-style-name="Standard">
      <style:text-properties fo:color="#ff0000" officeooo:rsid="001f3109" officeooo:paragraph-rsid="001f3109"/>
    </style:style>
    <style:style style:name="P21" style:family="paragraph" style:parent-style-name="Standard">
      <style:text-properties officeooo:rsid="0020501c" officeooo:paragraph-rsid="0020501c"/>
    </style:style>
    <style:style style:name="P22" style:family="paragraph" style:parent-style-name="Standard">
      <style:text-properties officeooo:rsid="0022272d" officeooo:paragraph-rsid="0022272d"/>
    </style:style>
    <style:style style:name="P23" style:family="paragraph" style:parent-style-name="Standard">
      <style:text-properties officeooo:rsid="0022272d" officeooo:paragraph-rsid="0022d134"/>
    </style:style>
    <style:style style:name="P24" style:family="paragraph" style:parent-style-name="Standard">
      <style:text-properties style:text-underline-style="solid" style:text-underline-width="auto" style:text-underline-color="font-color" fo:font-weight="bold" officeooo:rsid="0022272d" officeooo:paragraph-rsid="0022272d" style:font-weight-asian="bold" style:font-weight-complex="bold"/>
    </style:style>
    <style:style style:name="P25" style:family="paragraph" style:parent-style-name="Standard">
      <style:text-properties officeooo:rsid="0022d134" officeooo:paragraph-rsid="0022d134"/>
    </style:style>
    <style:style style:name="P26" style:family="paragraph" style:parent-style-name="Standard">
      <style:text-properties fo:color="#ffffff" officeooo:rsid="001f3109" officeooo:paragraph-rsid="001f3109" fo:background-color="#000040"/>
    </style:style>
    <style:style style:name="P27" style:family="paragraph" style:parent-style-name="Standard">
      <style:text-properties fo:color="#ffffff" officeooo:rsid="0020501c" officeooo:paragraph-rsid="0020501c" fo:background-color="#3f0040"/>
    </style:style>
    <style:style style:name="P28" style:family="paragraph" style:parent-style-name="Standard">
      <style:text-properties officeooo:rsid="0022e2b3" officeooo:paragraph-rsid="0022e2b3"/>
    </style:style>
    <style:style style:name="P29" style:family="paragraph" style:parent-style-name="Standard">
      <style:text-properties officeooo:rsid="002357d3" officeooo:paragraph-rsid="002357d3"/>
    </style:style>
    <style:style style:name="P30" style:family="paragraph" style:parent-style-name="Text_20_body">
      <style:text-properties officeooo:rsid="0022d134" officeooo:paragraph-rsid="0022d134"/>
    </style:style>
    <style:style style:name="P31" style:family="paragraph" style:parent-style-name="Standard" style:list-style-name="L1">
      <style:text-properties officeooo:rsid="001e77aa" officeooo:paragraph-rsid="001e77aa"/>
    </style:style>
    <style:style style:name="P32" style:family="paragraph" style:parent-style-name="Standard" style:list-style-name="L2">
      <style:text-properties officeooo:rsid="001e77aa" officeooo:paragraph-rsid="001e77aa"/>
    </style:style>
    <style:style style:name="P33" style:family="paragraph" style:parent-style-name="Standard" style:list-style-name="L3">
      <style:text-properties officeooo:rsid="001e77aa" officeooo:paragraph-rsid="001e77aa"/>
    </style:style>
    <style:style style:name="P34" style:family="paragraph" style:parent-style-name="Standard" style:list-style-name="L3">
      <style:text-properties officeooo:rsid="002811e5" officeooo:paragraph-rsid="002811e5"/>
    </style:style>
    <style:style style:name="P35" style:family="paragraph" style:parent-style-name="Standard">
      <style:text-properties officeooo:rsid="002811e5" officeooo:paragraph-rsid="002811e5"/>
    </style:style>
    <style:style style:name="P36" style:family="paragraph" style:parent-style-name="Standard">
      <style:text-properties officeooo:rsid="001ed863" officeooo:paragraph-rsid="001ed863"/>
    </style:style>
    <style:style style:name="P37" style:family="paragraph" style:parent-style-name="Standard">
      <style:text-properties fo:font-weight="bold" officeooo:rsid="002811e5" officeooo:paragraph-rsid="002811e5" style:font-weight-asian="bold" style:font-weight-complex="bold"/>
    </style:style>
    <style:style style:name="P38" style:family="paragraph" style:parent-style-name="Standard">
      <style:text-properties fo:font-weight="bold" officeooo:rsid="0029c2c0" officeooo:paragraph-rsid="0029c2c0" style:font-weight-asian="bold" style:font-weight-complex="bold"/>
    </style:style>
    <style:style style:name="P39" style:family="paragraph" style:parent-style-name="Standard">
      <style:text-properties style:text-underline-style="solid" style:text-underline-width="auto" style:text-underline-color="font-color" fo:font-weight="bold" officeooo:rsid="002811e5" officeooo:paragraph-rsid="002811e5" style:font-weight-asian="bold" style:font-weight-complex="bold"/>
    </style:style>
    <style:style style:name="P40" style:family="paragraph" style:parent-style-name="Standard">
      <style:text-properties style:text-underline-style="solid" style:text-underline-width="auto" style:text-underline-color="font-color" fo:font-weight="bold" officeooo:rsid="0029c2c0" officeooo:paragraph-rsid="0029c2c0" style:font-weight-asian="bold" style:font-weight-complex="bold"/>
    </style:style>
    <style:style style:name="P41" style:family="paragraph" style:parent-style-name="Standard">
      <style:text-properties fo:font-style="normal" style:text-underline-style="solid" style:text-underline-width="auto" style:text-underline-color="font-color" fo:font-weight="bold" officeooo:rsid="002811e5" officeooo:paragraph-rsid="002811e5" style:font-style-asian="normal" style:font-weight-asian="bold" style:font-style-complex="normal" style:font-weight-complex="bold"/>
    </style:style>
    <style:style style:name="P42" style:family="paragraph" style:parent-style-name="Standard">
      <style:text-properties officeooo:rsid="0029c2c0" officeooo:paragraph-rsid="0029c2c0"/>
    </style:style>
    <style:style style:name="P43" style:family="paragraph" style:parent-style-name="Standard" style:list-style-name="L3">
      <style:text-properties officeooo:rsid="0029c2c0" officeooo:paragraph-rsid="0029c2c0"/>
    </style:style>
    <style:style style:name="P44" style:family="paragraph" style:parent-style-name="Heading_20_2">
      <style:text-properties officeooo:rsid="0022d134"/>
    </style:style>
    <style:style style:name="T1" style:family="text">
      <style:text-properties officeooo:rsid="001ec77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c77e" style:font-weight-asian="bold" style:font-weight-complex="bold"/>
    </style:style>
    <style:style style:name="T4" style:family="text">
      <style:text-properties fo:font-weight="bold" officeooo:rsid="0022272d" style:font-weight-asian="bold" style:font-weight-complex="bold"/>
    </style:style>
    <style:style style:name="T5" style:family="text">
      <style:text-properties officeooo:rsid="001ed863"/>
    </style:style>
    <style:style style:name="T6" style:family="text">
      <style:text-properties officeooo:rsid="0020501c"/>
    </style:style>
    <style:style style:name="T7" style:family="text">
      <style:text-properties officeooo:rsid="0022272d"/>
    </style:style>
    <style:style style:name="T8" style:family="text">
      <style:text-properties officeooo:rsid="0022d134"/>
    </style:style>
    <style:style style:name="T9" style:family="text">
      <style:text-properties fo:color="#ffffff" fo:background-color="#000040" loext:char-shading-value="0"/>
    </style:style>
    <style:style style:name="T10" style:family="text">
      <style:text-properties fo:color="#ffffff" officeooo:rsid="0020501c" fo:background-color="#000040" loext:char-shading-value="0"/>
    </style:style>
    <style:style style:name="T11" style:family="text">
      <style:text-properties officeooo:rsid="0022e2b3"/>
    </style:style>
    <style:style style:name="T12" style:family="text">
      <style:text-properties officeooo:rsid="002357d3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officeooo:rsid="0022e2b3" style:font-weight-asian="bold" style:font-weight-complex="bold"/>
    </style:style>
    <style:style style:name="T16" style:family="text">
      <style:text-properties officeooo:rsid="00235813"/>
    </style:style>
    <style:style style:name="T17" style:family="text">
      <style:text-properties officeooo:rsid="00257b23"/>
    </style:style>
    <style:style style:name="T18" style:family="text">
      <style:text-properties officeooo:rsid="00262d08"/>
    </style:style>
    <style:style style:name="T19" style:family="text">
      <style:text-properties officeooo:rsid="002811e5"/>
    </style:style>
    <style:style style:name="T20" style:family="text">
      <style:text-properties officeooo:rsid="002b792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OLOSTORAGE univerzális adat tároló réteg holochain alkalmazásokhoz</text:h>
      <text:p text:style-name="P1"/>
      <text:h text:style-name="P44" text:outline-level="2">1. Áttekintés</text:h>
      <text:p text:style-name="P1"/>
      <text:p text:style-name="P1">A holochain P2P rendszer elosztott adat tároló lánca (DHT) applikációhoz kötött. Ha az applikáció kódjában bármi megváltozik, akkor az „le<text:span text:style-name="T17">válik</text:span>” a korábban használt DHT adat tároló láncról és új (üres) adat tárolóval működik tovább. Ez biztonsági szempontból helyes, indokolt. Viszont <text:span text:style-name="T6">egy már üzembe helyezett rendszerben </text:span>a program fejlesztést, hibajavítást <text:s/>nagyon megnehezíti, hiszen minden módosításnál elvesznek az <text:span text:style-name="T17">a</text:span>ddig tárolt adatok.</text:p>
      <text:p text:style-name="P1"/>
      <text:p text:style-name="P1">Ezért célszerű az applikációkat két részre bontani:</text:p>
      <text:list xml:id="list302990653" text:style-name="L1">
        <text:list-item>
          <text:p text:style-name="P31">Alacsony szintű adat tároló réteg (<text:span text:style-name="T7">továbbiakban </text:span>HOLOSTORAGE)</text:p>
        </text:list-item>
        <text:list-item>
          <text:p text:style-name="P31">Magas szintű adat modell – <text:span text:style-name="T1">megjelenítés</text:span> – <text:span text:style-name="T1">üzleti logika</text:span> (<text:span text:style-name="T19">Model – Viewer – Controller továbbiakban </text:span>MVC)</text:p>
        </text:list-item>
      </text:list>
      <text:p text:style-name="P2">Mindkét réteg egy-egy holochain DNA applikáció.</text:p>
      <text:p text:style-name="P2"/>
      <text:p text:style-name="P1"><text:span text:style-name="T2">A </text:span><text:span text:style-name="T4">HOLOSTORAGE</text:span><text:span text:style-name="T2"> réteget különösen alapos tervezés, programozás és tesztelés után szabad csak üzembe helyezni, ez a kód a továbbiakban nem </text:span><text:span text:style-name="T3">módosítható</text:span><text:span text:style-name="T2"> (illetve módosítása az adat láncról történő lecsatlakozással jár). </text:span>A magas szintű MVC réteg <text:span text:style-name="T17">a </text:span>„holochain bridge” -en keresztül éri el a HOLOSTORAGE réteget. Az MVC réteg módosítása nem jár a DHT láncról történő le<text:span text:style-name="T17">válással</text:span>.</text:p>
      <text:p text:style-name="P1"/>
      <text:p text:style-name="P1">A HOLOSTORAGE rétegben egy az adminisztrátorok által kezelhető adat táblában van tárolva, hogy m<text:span text:style-name="T17">elyek</text:span> az „érvényes” MVC réteg „DNA.Hash” kódok, a HOLOSTORAGE csak az itt felsorolt „DNA.Hash” -es <text:s/>MVC rétegekből érkező kéréseket szolgálja ki. <text:span text:style-name="T6">Ezzel akadályozható meg, hogy egyes csomópontok esetleg régebbi, elavult MVC változatokat használjanak.</text:span></text:p>
      <text:p text:style-name="P1"/>
      <text:p text:style-name="P1">Mivel a holochain csomópontokon a rendszergazdák bele tudnak nézni az ott tárolt DHT adatokba, célszerű az adatokat titkosítva tárolni, hogy az illetéktelen adat-hozzáféréseket megakadályozzuk.</text:p>
      <text:p text:style-name="P1"/>
      <text:h text:style-name="Heading_20_2" text:outline-level="2"><text:span text:style-name="T8">2. HOLOSTORAGE t</text:span>ulajdonságok</text:h>
      <text:p text:style-name="P1"/>
      <text:list xml:id="list2599274068" text:style-name="L2">
        <text:list-item>
          <text:p text:style-name="P32">holochain bridge -el hívható rutinok,</text:p>
        </text:list-item>
        <text:list-item>
          <text:p text:style-name="P32">hívó holochain DNA.Hash ellenőrzés (adminisztrátorok által kezelhető lista lapján),</text:p>
        </text:list-item>
        <text:list-item>
          <text:p text:style-name="P32">a HOLOSTORAGE „A<text:span text:style-name="T1">pp</text:span>.Key.Hash” -on alapuló titkosított adattárolás</text:p>
        </text:list-item>
      </text:list>
      <text:p text:style-name="P1"/>
      <text:h text:style-name="Heading_20_2" text:outline-level="2"><text:span text:style-name="T8">3. HOLOSTORAGE f</text:span>unkciók</text:h>
      <text:p text:style-name="P1"/>
      <text:list xml:id="list1254198033" text:style-name="L3">
        <text:list-item>
          <text:p text:style-name="P33">rekord írás automatikus ID képzéssel,</text:p>
        </text:list-item>
        <text:list-item>
          <text:p text:style-name="P33">rekord olvasás ID alapján,</text:p>
        </text:list-item>
        <text:list-item>
          <text:p text:style-name="P33">rekord törlés ID alapján,</text:p>
        </text:list-item>
        <text:list-item>
          <text:p text:style-name="P33">rekord módosítás ID alapján,</text:p>
        </text:list-item>
        <text:list-item>
          <text:p text:style-name="P33">rekord készlet lekérés SQL szerű szintaxisban megadott lekérés alapján</text:p>
        </text:list-item>
        <text:list-item>
          <text:p text:style-name="P33">adminisztrátor funkciók (adminisztrátori jelszó ismeretében használható)</text:p>
        </text:list-item>
        <text:list-item>
          <text:p text:style-name="P34"><text:soft-page-break/>user regisztráció</text:p>
        </text:list-item>
        <text:list-item>
          <text:p text:style-name="P34">user bejelentkezés</text:p>
        </text:list-item>
        <text:list-item>
          <text:p text:style-name="P43">rekord olvasás Key alapján</text:p>
          <text:p text:style-name="P33"/>
        </text:list-item>
      </text:list>
      <text:h text:style-name="Heading_20_2" text:outline-level="2"><text:span text:style-name="T8">4. </text:span>A funkció hívások <text:span text:style-name="T1">szintaktikája és szemantikája</text:span></text:h>
      <text:p text:style-name="P2">Minden funkció egy objektumot vár bemenő paraméterként, és objektumot ad vissza kimenetként.</text:p>
      <text:p text:style-name="P2">A „record” objektum <text:span text:style-name="T18">elemei</text:span> csak string, number, boolean, <text:span text:style-name="T12">array</text:span> változók lehetnek. <text:span text:style-name="T16">F</text:span>unction, object <text:span text:style-name="T12"><text:s/>típusú „</text:span>property” itt nem megengedett. Minden „record” -nak kötelező eleme az </text:p>
      <text:p text:style-name="P2">„id” - rekord egyedi azonosító szám (felvitelkor automatikusan képződik) <text:span text:style-name="T6">és a</text:span></text:p>
      <text:p text:style-name="P2">„recType” rekord típus karakteres megnevezés<text:span text:style-name="T12">e.</text:span></text:p>
      <text:p text:style-name="P2"/>
      <text:p text:style-name="P29">Az alábbiakban a következő jelölést alkalmazzuk:</text:p>
      <text:p text:style-name="P29"/>
      <text:p text:style-name="P29">bemenetként várt objektum <text:span text:style-name="T1"><text:s/>--&gt; </text:span>visszaadott objektum </text:p>
      <text:p text:style-name="P2"/>
      <text:p text:style-name="P24"><text:span text:style-name="T11">4.1 E</text:span>gy új rekord tárolása, automatikus „id” képzés.</text:p>
      <text:p text:style-name="P22"/>
      <text:p text:style-name="P7"><text:span text:style-name="T6">a</text:span>ddRecord </text:p>
      <text:p text:style-name="P2"><text:tab/>record --&gt; {status:”OK|errorMsg”, newId:szám, <text:span text:style-name="T20">key:”….”</text:span>}</text:p>
      <text:p text:style-name="P2"/>
      <text:p text:style-name="P24"><text:span text:style-name="T11">4.2 E</text:span>gy meglévő rekord modosítása</text:p>
      <text:p text:style-name="P2"/>
      <text:p text:style-name="P8">updateRecord</text:p>
      <text:p text:style-name="P2"><text:tab/>record --&gt; {status:”OK|errorMsg”}</text:p>
      <text:p text:style-name="P2"/>
      <text:p text:style-name="P24"><text:span text:style-name="T11">4.3 E</text:span>gy meglévő rekord törlése</text:p>
      <text:p text:style-name="P2"/>
      <text:p text:style-name="P9">deleteRecord<text:tab/></text:p>
      <text:p text:style-name="P3"><text:tab/>record --&gt; {status:”<text:span text:style-name="T5">OK|errorMsg”</text:span>}</text:p>
      <text:p text:style-name="P3"/>
      <text:p text:style-name="P24"><text:span text:style-name="T11">4.4 E</text:span>gy meglévő rekord elérése „id” alapján</text:p>
      <text:p text:style-name="P3"/>
      <text:p text:style-name="P9">getRecord </text:p>
      <text:p text:style-name="P3"><text:tab/><text:span text:style-name="T5">{</text:span>recType:”...”,id:<text:span text:style-name="T5">szám</text:span>} --&gt; {status:”<text:span text:style-name="T5">OK|errorMsg”</text:span>, record:{…<text:span text:style-name="T5">}</text:span>}</text:p>
      <text:p text:style-name="P3"/>
      <text:p text:style-name="P24"><text:span text:style-name="T11">4.5 R</text:span>ekord készlet elérése szűrő feltétel alapján, megadott rendezettségben, limit és kezdő sorszám használatával <text:span text:style-name="T11">SQL hez (kis mértékben) hasonló lekérdező szintaxissal</text:span></text:p>
      <text:p text:style-name="P3"/>
      <text:p text:style-name="P3"><text:span text:style-name="T2">query</text:span><text:tab/></text:p>
      <text:p text:style-name="P3"><text:tab/>{select:<text:span text:style-name="T5">[”fieldName”,”fieldName”, ...]</text:span>,</text:p>
      <text:p text:style-name="P3"><text:tab/> <text:s/>from:”<text:span text:style-name="T5">recType”</text:span>,</text:p>
      <text:p text:style-name="P3"><text:tab/> <text:s/>where:”……..”,</text:p>
      <text:p text:style-name="P3"><text:tab/> <text:s/>order:<text:span text:style-name="T5">[”fieldName|none”,”ASC|DESC”]</text:span>,</text:p>
      <text:p text:style-name="P3"><text:tab/> <text:s/>limit:<text:span text:style-name="T5">[szám, szám]</text:span></text:p>
      <text:p text:style-name="P6"><text:tab/>} --&gt; </text:p>
      <text:p text:style-name="P6"><text:span text:style-name="T5"><text:tab/>{</text:span>status:”<text:span text:style-name="T5">OK|errorMsg”</text:span>, </text:p>
      <text:p text:style-name="P3"><text:tab/> <text:s/>total:<text:span text:style-name="T5">szám</text:span>, </text:p>
      <text:p text:style-name="P3"><text:tab/> <text:s/>records:<text:span text:style-name="T5">[[value, value, ...], ...]</text:span></text:p>
      <text:p text:style-name="P3"><text:tab/>}</text:p>
      <text:p text:style-name="P3"/>
      <text:p text:style-name="P3"><text:tab/><text:span text:style-name="T5">a „select” + „from” + „where” + „order” eredményeként kapott rekord halmaz</text:span></text:p>
      <text:p text:style-name="P4"><text:soft-page-break/><text:tab/>„<text:span text:style-name="T5">limit[0]”-dik elemétől kezdődően „limit[1]” darab rekordot ad vissza.</text:span></text:p>
      <text:p text:style-name="P14"><text:tab/>A where feltételt tartalmazó karakteres kifejezés szintaxisát lásd lentebb. </text:p>
      <text:p text:style-name="P12"><text:tab/><text:span text:style-name="T8">A limit jelentésével kapcsolatban </text:span>(lásd <text:span text:style-name="T8">a mys</text:span>sql limitstart és limit <text:span text:style-name="T8">működését is</text:span>).</text:p>
      <text:p text:style-name="P13"><text:tab/>A total <text:span text:style-name="T8">visszaadott</text:span> érték a „limit<text:span text:style-name="T12">[0] és limit[1]”</text:span> figyelembe vétele <text:tab/><text:span text:style-name="T13">nélkül</text:span> kapott </text:p>
      <text:p text:style-name="P13"><text:tab/>rekordok száma.</text:p>
      <text:p text:style-name="P25"><text:span text:style-name="T15">4.6 </text:span><text:span text:style-name="T14">Config rekord lekérdezés, modosítás</text:span></text:p>
      <text:p text:style-name="P10"/>
      <text:p text:style-name="P5"><text:span text:style-name="T2">admin</text:span><text:tab/></text:p>
      <text:p text:style-name="P5"><text:tab/>{action:”<text:span text:style-name="T5">set|get</text:span>”, psw:”….”, config:<text:span text:style-name="T5">{configRecord}</text:span>} →</text:p>
      <text:p text:style-name="P5"><text:tab/><text:tab/> (status:”<text:span text:style-name="T5">OK|errorMsg</text:span>”,config:<text:span text:style-name="T5">{configRecord}</text:span>} <text:s/></text:p>
      <text:p text:style-name="P3"/>
      <text:p text:style-name="P11"><text:tab/>configRecord:</text:p>
      <text:p text:style-name="P11"/>
      <text:p text:style-name="P11"><text:tab/>{"id":1, "enabled":[dnaHash, dnaHash, ...], "psw":"…"}</text:p>
      <text:p text:style-name="P35"/>
      <text:p text:style-name="P39">4.7 User regisztráció</text:p>
      <text:p text:style-name="P35"/>
      <text:p text:style-name="P37">regist</text:p>
      <text:p text:style-name="P35"><text:tab/>{”nick”:”...”,”psw”:”...”} <text:s/>→ {”satus”:”OK|errorMsg”,”id”:szám,”key”:”...”}</text:p>
      <text:p text:style-name="P35"/>
      <text:p text:style-name="P41">4.8 User bejelentkezés</text:p>
      <text:p text:style-name="P35"/>
      <text:p text:style-name="P37">login</text:p>
      <text:p text:style-name="P35"><text:tab/>{”nick”:”...”,”psw”:”...”} <text:s/>→ {”satus”:”OK|errorMsg”,”id”:szám,”key”:”...”}</text:p>
      <text:p text:style-name="P35"/>
      <text:p text:style-name="P40">4.9 Rekord elérés key alapján</text:p>
      <text:p text:style-name="P42"/>
      <text:p text:style-name="P38">getRecordByKey</text:p>
      <text:p text:style-name="P42"><text:tab/>{”key”:”….”} → {”status”:”OK|errorMsg”,”record”:{...}}</text:p>
      <text:h text:style-name="Heading_20_2" text:outline-level="2"><text:span text:style-name="T8">5. </text:span>A query hívásban használható WHERE feltétel szintaxisa</text:h>
      <text:p text:style-name="P15">EBNF szintaxis definició:</text:p>
      <text:p text:style-name="P15"/>
      <text:p text:style-name="P15"><text:s text:c="3"/>(<text:span text:style-name="T6">lásd</text:span> https://hu.wikipedia.org/wiki/Backus%E2%80%93Naur-forma)</text:p>
      <text:p text:style-name="P15"><text:s/></text:p>
      <text:p text:style-name="P16">&lt;expression&gt; ::= &lt;relation&gt; | <text:s/>NOT (expression) | <text:span text:style-name="T6">&lt;expressions&gt;</text:span></text:p>
      <text:p text:style-name="P16"><text:span text:style-name="T6">&lt;expressions&gt; ::=</text:span> (&lt;expression&gt;) [&lt;operator&gt; (&lt;expression&gt;)]+</text:p>
      <text:p text:style-name="P15"><text:s/>&lt;relation&gt; ::= &lt;fieldName&gt; &lt;rel&gt; &lt;value&gt; | <text:s/>REGEXP(fieldName, <text:span text:style-name="T11">&lt;</text:span>patern<text:span text:style-name="T11">&gt;</text:span>)</text:p>
      <text:p text:style-name="P15"><text:s/>&lt;rel&gt; ::= <text:s text:c="2"/>&lt; | &lt;= | = | &lt;&gt; | &gt;= | &gt;</text:p>
      <text:p text:style-name="P15"><text:s/>&lt;value&gt; ::= &lt;number&gt; | &lt;string&gt; | true | false | &lt;fieldName&gt;</text:p>
      <text:p text:style-name="P28"><text:s/>&lt;patern&gt; ::= ”reguláris kifejezést tartalmazó string”</text:p>
      <text:p text:style-name="P15"><text:s/>&lt;operator&gt; ::= AND | OR</text:p>
      <text:p text:style-name="P15"><text:s/>&lt;number&gt; ::= [-][&lt;numChar&gt;]+[.[&lt;numChar&gt;]+]</text:p>
      <text:p text:style-name="P15"><text:s/>&lt;string&gt; ::= "[&lt;utf8Chars&gt;]+"</text:p>
      <text:p text:style-name="P15"><text:s text:c="4"/><text:tab/> <text:span text:style-name="T6">tarlamzhat</text:span> "c" st<text:span text:style-name="T6">ilusú <text:s/>speciális karaktereket is</text:span>: <text:s/>\" <text:s/>\n <text:s/>\r <text:s/>\t</text:p>
      <text:p text:style-name="P15"><text:s/>&lt;fieldName&gt; ::= &lt;alfabetChar&gt;&lt;alfanumChar&gt;+</text:p>
      <text:p text:style-name="P15"><text:tab/> fieldName <text:span text:style-name="T6">egy record property</text:span></text:p>
      <text:p text:style-name="P15"><text:s/><text:tab/> <text:span text:style-name="T6">tiltott </text:span>fieldNames: <text:s/>'AND' 'OR' 'REGEXP' 'true' <text:s/>'false'</text:p>
      <text:p text:style-name="P15"><text:s/>&lt;numChar&gt; ::= 0|1|2|3|4|5|6|7|8|9</text:p>
      <text:p text:style-name="P15"><text:s/>&lt;alfabetChar&gt; ::= a|b|c|d.....|z|A|B|C|D...|Z|_</text:p>
      <text:p text:style-name="P15"><text:s/>&lt;alfanumChar&gt; ::= &lt;alfabetChar&gt;|&lt;numChar&gt;</text:p>
      <text:p text:style-name="P15"/>
      <text:p text:style-name="P15"><text:soft-page-break/>Példák helyes feltételekre:</text:p>
      <text:p text:style-name="P1"/>
      <text:p text:style-name="P18">field1 = „valami”</text:p>
      <text:p text:style-name="P18"/>
      <text:p text:style-name="P18">(field1 = field3) AND (field2 &gt; 25)</text:p>
      <text:p text:style-name="P18"/>
      <text:p text:style-name="P18">NOT ((field1 = „valami”) AND (field2 &gt; 25))</text:p>
      <text:p text:style-name="P18"/>
      <text:p text:style-name="P18">(field2 &lt;&gt; 44) OR (REGEXP(field2,”.<text:span text:style-name="T11">alam</text:span>.”))</text:p>
      <text:p text:style-name="P19"/>
      <text:p text:style-name="P15">Példák hibás feltételekre</text:p>
      <text:p text:style-name="P15"/>
      <text:p text:style-name="P20">field1 &lt;&gt; valami &lt; 10</text:p>
      <text:p text:style-name="P20"/>
      <text:p text:style-name="P20">field1 &gt; 22 AND field3 &gt; 4</text:p>
      <text:p text:style-name="P20"/>
      <text:p text:style-name="P20">REGEXP(field1,”abc”) OR field4 &gt; field1</text:p>
      <text:p text:style-name="P15"/>
      <text:h text:style-name="Heading_20_2" text:outline-level="2"><text:span text:style-name="T8">6. T</text:span>elepítés, használat</text:h>
      <text:p text:style-name="P1"/>
      <text:h text:style-name="Heading_20_3" text:outline-level="3"><text:span text:style-name="T8">6.1 HOLOSTORAGE t</text:span>elepítése holochain csomópontra:</text:h>
      <text:p text:style-name="P15"/>
      <text:p text:style-name="P26"><text:span text:style-name="T6">$ </text:span>cd &lt;holochain applikációk <text:span text:style-name="T8">gyűjtő</text:span> könyvtára<text:span text:style-name="T11">&gt; <text:s text:c="56"/></text:span></text:p>
      <text:p text:style-name="P15"><text:span text:style-name="T10">$ </text:span><text:span text:style-name="T9">git clone </text:span><text:a xlink:type="simple" xlink:href="https://github.com/utopszkij/holost" text:style-name="Internet_20_link" text:visited-style-name="Visited_20_Internet_20_Link">https://github.com/utopszkij/holost</text:a><text:a xlink:type="simple" xlink:href="https://github.com/utopszkij/holostorage" text:style-name="Internet_20_link" text:visited-style-name="Visited_20_Internet_20_Link"> <text:s text:c="49"/>orage</text:a></text:p>
      <text:p text:style-name="P26"><text:span text:style-name="T6">$ </text:span>hcadmin join &lt;holochain applikációk <text:span text:style-name="T8">gyűjtő</text:span> könyvtára&gt;/holostorage holostorage</text:p>
      <text:p text:style-name="P26"/>
      <text:h text:style-name="Heading_20_3" text:outline-level="3"><text:span text:style-name="T8">6.2 </text:span>Használata a hívó MVC rétegben</text:h>
      <text:p text:style-name="P30">Holochain híd kiépítése:</text:p>
      <text:p text:style-name="P27">$ hcadmin bridge &lt;<text:span text:style-name="T7">MVC chain név</text:span>&gt; holostorage &lt;hívó zome<text:span text:style-name="T11">&gt; <text:s text:c="29"/></text:span></text:p>
      <text:p text:style-name="P21"/>
      <text:p text:style-name="P22">Hívás formája a DNA javascript kódban:</text:p>
      <text:p text:style-name="P22"/>
      <text:p text:style-name="P22">param = {………..};</text:p>
      <text:p text:style-name="P22">result = bridge(&lt;holostorage app.DNA.Hash&gt;, ”storage”,”functionName”, param);</text:p>
      <text:p text:style-name="P22"/>
      <text:p text:style-name="P23"><text:tab/><text:span text:style-name="T8">A </text:span>&lt;holostorage app.DNA.Hash&gt; <text:span text:style-name="T8">értékét a </text:span></text:p>
      <text:p text:style-name="P17"><text:span text:style-name="T6"><text:tab/>$ </text:span>hcadmin join &lt;holochain applikációk <text:span text:style-name="T8">gyűjtő</text:span> könyvtára&gt;/holostorage holostorage</text:p>
      <text:p text:style-name="P17"><text:tab/><text:span text:style-name="T8">parancsnál a képernyőre irja a rendszer.</text:span></text:p>
      <text:p text:style-name="P17"><text:tab/><text:span text:style-name="T8">Illetve a „getBridges” API hívással a javascript kódból is lekérdezhető.</text:span></text:p>
      <text:p text:style-name="P17"/>
      <text:p text:style-name="P17"><text:tab/></text:p>
      <text:p text:style-name="P17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3T08:23:55.040344648</meta:creation-date>
    <meta:generator>LibreOffice/5.3.0.3$Linux_X86_64 LibreOffice_project/7074905676c47b82bbcfbea1aeefc84afe1c50e1</meta:generator>
    <dc:date>2018-07-21T08:46:20.684986393</dc:date>
    <meta:editing-duration>PT47M11S</meta:editing-duration>
    <meta:editing-cycles>9</meta:editing-cycles>
    <meta:document-statistic meta:table-count="0" meta:image-count="0" meta:object-count="0" meta:page-count="4" meta:paragraph-count="122" meta:word-count="804" meta:character-count="6576" meta:non-whitespace-character-count="5667"/>
  </office:meta>
</office:document-meta>
</file>